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9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46cm" fo:min-width="1.7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5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cm" svg:height="2cm" svg:x="43.4cm" svg:y="7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8cm" svg:x="51.7cm" svg:y="10.8cm">
          <text:p text:style-name="P1"><text:span text:style-name="T1">Add new l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6cm" svg:height="3.6cm" svg:x="43.4cm" svg:y="19.8cm">
          <text:p text:style-name="P1"><text:span text:style-name="T1">Is image</text:span></text:p>
          <text:p text:style-name="P1"><text:span text:style-name="T1">area &gt; file</text:span></text:p>
          <text:p text:style-name="P1"><text:span text:style-name="T1">Are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6cm" svg:height="3.6cm" svg:x="54.8cm" svg:y="17.5cm">
          <text:p text:style-name="P1"><text:span text:style-name="T1">Y &lt; 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3.6cm" svg:height="1.9cm" svg:x="54.2cm" svg:y="14.5cm">
          <text:p text:style-name="P1"><text:span text:style-name="T2"><text:s text:c="3"/></text:span><text:span text:style-name="T2">Get Color of</text:span></text:p>
          <text:p text:style-name="P1"><text:span text:style-name="T2">pixel at</text:span></text:p>
          <text:p text:style-name="P1"><text:span text:style-name="T2">coords (X,Y) <text:s text:c="3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8" draw:id="id8" draw:layer="layout" svg:width="3.6cm" svg:height="2cm" svg:x="43.4cm" svg:y="28.2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6cm" svg:height="1.8cm" svg:x="43.4cm" svg:y="13.8cm">
          <text:p text:style-name="P1"><text:span text:style-name="T1">Add new layer</text:span><text:span text:style-name="T1"><text:line-break/></text:span><text:span text:style-name="T1">to 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6cm" svg:height="1.9cm" svg:x="43.4cm" svg:y="10.7cm">
          <text:p text:style-name="P5"><text:span text:style-name="T1">Import</text:span><text:span text:style-name="T1"><text:line-break/></text:span><text:span text:style-name="T1">from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svg:x1="45.2cm" svg:y1="9.6cm" svg:x2="45.2cm" svg:y2="10.7cm" draw:start-shape="id1" draw:start-glue-point="2" draw:end-shape="id2" draw:end-glue-point="5" svg:d="M45200 9600v1100" svg:viewBox="0 0 1 1101">
          <text:p/>
        </draw:connector>
        <draw:connector draw:style-name="gr5" draw:text-style-name="P6" draw:layer="layout" svg:x1="45.2cm" svg:y1="12.6cm" svg:x2="45.2cm" svg:y2="13.8cm" draw:start-shape="id2" draw:start-glue-point="8" draw:end-shape="id3" draw:end-glue-point="0" svg:d="M45200 12600v1200" svg:viewBox="0 0 1 1201">
          <text:p/>
        </draw:connector>
        <draw:custom-shape draw:style-name="gr2" draw:text-style-name="P3" xml:id="id4" draw:id="id4" draw:layer="layout" svg:width="3.6cm" svg:height="1.8cm" svg:x="43.4cm" svg:y="16.8cm">
          <text:p text:style-name="P1"><text:span text:style-name="T1">Calc the area</text:span><text:span text:style-name="T1"><text:line-break/></text:span><text:span text:style-name="T1">of image and</text:span><text:span text:style-name="T1"><text:line-break/></text:span><text:span text:style-name="T1">file imag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5.2cm" svg:y1="15.6cm" svg:x2="45.2cm" svg:y2="16.8cm" draw:start-shape="id3" draw:start-glue-point="2" draw:end-shape="id4" draw:end-glue-point="0" svg:d="M45200 15600v1200" svg:viewBox="0 0 1 1201">
          <text:p/>
        </draw:connector>
        <draw:connector draw:style-name="gr5" draw:text-style-name="P6" draw:layer="layout" svg:x1="45.2cm" svg:y1="18.6cm" svg:x2="45.2cm" svg:y2="19.8cm" draw:start-shape="id4" draw:start-glue-point="2" draw:end-shape="id5" draw:end-glue-point="4" svg:d="M45200 18600v1200" svg:viewBox="0 0 1 1201">
          <text:p/>
        </draw:connector>
        <draw:custom-shape draw:style-name="gr2" draw:text-style-name="P3" xml:id="id6" draw:id="id6" draw:layer="layout" svg:width="3.6cm" svg:height="1.8cm" svg:x="39.5cm" svg:y="23.9cm">
          <text:p text:style-name="P1"><text:span text:style-name="T1">Go through</text:span><text:span text:style-name="T1"><text:line-break/></text:span><text:span text:style-name="T1">each pixel in</text:span><text:span text:style-name="T1"><text:line-break/></text:span><text:span text:style-name="T1">fi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3.4cm" svg:y1="21.6cm" svg:x2="41.3cm" svg:y2="23.9cm" draw:start-shape="id5" draw:start-glue-point="5" draw:end-shape="id6" draw:end-glue-point="0" svg:d="M43400 21600h-2100v2300" svg:viewBox="0 0 2101 2301">
          <text:p/>
        </draw:connector>
        <draw:custom-shape draw:style-name="gr2" draw:text-style-name="P3" xml:id="id7" draw:id="id7" draw:layer="layout" svg:width="3.6cm" svg:height="1.8cm" svg:x="47.1cm" svg:y="23.9cm">
          <text:p text:style-name="P1"><text:span text:style-name="T1">Go through</text:span><text:span text:style-name="T1"><text:line-break/></text:span><text:span text:style-name="T1">each pixel in</text:span><text:span text:style-name="T1"><text:line-break/></text:span><text:span text:style-name="T1">imag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7cm" svg:y1="21.6cm" svg:x2="48.9cm" svg:y2="23.9cm" draw:start-shape="id5" draw:start-glue-point="7" draw:end-shape="id7" draw:end-glue-point="0" svg:d="M47000 21600h1900v2300" svg:viewBox="0 0 1901 2301">
          <text:p/>
        </draw:connector>
        <draw:connector draw:style-name="gr5" draw:text-style-name="P6" draw:layer="layout" svg:x1="41.3cm" svg:y1="25.7cm" svg:x2="45.2cm" svg:y2="28.2cm" draw:start-shape="id6" draw:start-glue-point="2" draw:end-shape="id8" svg:d="M41300 25700v1250h3900v1250" svg:viewBox="0 0 3901 2501">
          <text:p/>
        </draw:connector>
        <draw:connector draw:style-name="gr5" draw:text-style-name="P6" draw:layer="layout" svg:x1="48.9cm" svg:y1="25.7cm" svg:x2="45.2cm" svg:y2="28.2cm" draw:start-shape="id7" draw:start-glue-point="2" draw:end-shape="id8" draw:end-glue-point="0" svg:d="M48900 25700v1250h-3700v1250" svg:viewBox="0 0 3701 2501">
          <text:p/>
        </draw:connector>
        <draw:custom-shape draw:style-name="gr6" draw:text-style-name="P7" draw:layer="layout" svg:width="1.9cm" svg:height="0.8cm" svg:x="42cm" svg:y="20.8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cm" svg:height="0.8cm" svg:x="46.5cm" svg:y="20.8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0:06:21.869000000</meta:creation-date>
    <dc:date>2019-12-03T15:56:20.936000000</dc:date>
    <meta:editing-duration>PT27M24S</meta:editing-duration>
    <meta:editing-cycles>2</meta:editing-cycles>
    <meta:generator>LibreOffice/6.1.6.3$Windows_X86_64 LibreOffice_project/5896ab1714085361c45cf540f76f60673dd96a72</meta:generator>
    <meta:document-statistic meta:object-count="21"/>
  </office:meta>
</office:document-meta>
</file>